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style:text-properties fo:font-size="12pt" fo:language="ca" fo:country="ES" style:font-size-asian="12pt" style:font-size-complex="12pt"/>
    </style:style>
    <style:style style:name="P4" style:family="paragraph" style:parent-style-name="Standard">
      <style:paragraph-properties fo:line-height="100%" fo:text-align="justify" style:justify-single-word="false"/>
      <style:text-properties fo:font-size="12pt" fo:language="ca" fo:country="ES" style:font-size-asian="12pt" style:font-size-complex="12pt"/>
    </style:style>
    <style:style style:name="P5" style:family="paragraph" style:parent-style-name="Standard">
      <style:paragraph-properties fo:text-align="justify" style:justify-single-word="false"/>
      <style:text-properties fo:font-size="12pt" fo:language="ca" fo:country="ES" style:font-size-asian="12pt"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style:text-properties style:font-name="Calibri" fo:font-size="12pt" fo:language="ca" fo:country="ES" style:font-name-asian="Calibri1" style:font-size-asian="12pt" style:font-name-complex="Calibri1" style:font-size-complex="12pt"/>
    </style:style>
    <style:style style:name="P8" style:family="paragraph" style:parent-style-name="Standard">
      <style:paragraph-properties fo:line-height="100%" fo:text-align="justify" style:justify-single-word="false"/>
      <style:text-properties style:font-name="Calibri" fo:font-size="12pt" fo:language="ca" fo:country="ES" style:font-name-asian="Calibri1" style:font-size-asian="12pt" style:font-name-complex="Calibri1" style:font-size-complex="12pt"/>
    </style:style>
    <style:style style:name="P9" style:family="paragraph" style:parent-style-name="Standard">
      <style:paragraph-properties fo:line-height="100%" fo:text-align="justify" style:justify-single-word="false"/>
      <style:text-properties fo:color="#ff0000" style:font-name="Calibri" fo:font-size="12pt" fo:language="ca" fo:country="ES" style:font-name-asian="Calibri1" style:font-size-asian="12pt" style:font-name-complex="Calibri1" style:font-size-complex="12pt"/>
    </style:style>
    <style:style style:name="P10" style:family="paragraph" style:parent-style-name="Standard">
      <style:paragraph-properties fo:line-height="100%" fo:text-align="justify" style:justify-single-word="false"/>
      <style:text-properties fo:color="#000000" style:font-name="Calibri" fo:font-size="12pt" fo:language="ca" fo:country="ES" style:font-name-asian="Calibri1" style:font-size-asian="12pt" style:font-name-complex="Calibri1" style:font-size-complex="12pt"/>
    </style:style>
    <style:style style:name="P11" style:family="paragraph" style:parent-style-name="Standard">
      <style:paragraph-properties fo:line-height="100%" fo:text-align="justify" style:justify-single-word="false"/>
      <style:text-properties fo:color="#000000" fo:font-size="12pt" fo:language="ca" fo:country="ES" style:font-size-asian="12pt" style:font-size-complex="12pt"/>
    </style:style>
    <style:style style:name="P12" style:family="paragraph" style:parent-style-name="Standard" style:master-page-name="Standard">
      <style:paragraph-properties fo:line-height="100%" fo:text-align="center" style:justify-single-word="false" style:page-number="auto"/>
    </style:style>
    <style:style style:name="T1" style:family="text">
      <style:text-properties style:font-name="Calibri" fo:font-size="12pt" fo:language="ca" fo:country="ES" style:font-name-asian="Calibri1" style:font-size-asian="12pt" style:font-name-complex="Calibri1" style:font-size-complex="12pt"/>
    </style:style>
    <style:style style:name="T2" style:family="text">
      <style:text-properties style:font-name="Calibri" fo:font-size="12pt" fo:language="ca" fo:country="ES" fo:font-weight="bold" style:font-name-asian="Calibri1" style:font-size-asian="12pt" style:font-weight-asian="bold" style:font-name-complex="Calibri1" style:font-size-complex="12pt"/>
    </style:style>
    <style:style style:name="T3" style:family="text">
      <style:text-properties fo:font-size="12pt" fo:language="ca" fo:country="ES" style:font-size-asian="12pt" style:font-size-complex="12pt"/>
    </style:style>
    <style:style style:name="T4" style:family="text">
      <style:text-properties fo:font-size="12pt" fo:language="ca" fo:country="ES" style:text-underline-style="solid" style:text-underline-width="auto" style:text-underline-color="font-color" style:font-size-asian="12pt" style:font-size-complex="12pt"/>
    </style:style>
    <style:style style:name="T5" style:family="text">
      <style:text-properties fo:color="#ff0000" style:font-name="Calibri" fo:font-size="12pt" fo:language="ca" fo:country="ES" style:font-name-asian="Calibri1" style:font-size-asian="12pt" style:font-name-complex="Calibri1" style:font-size-complex="12pt"/>
    </style:style>
    <style:style style:name="T6" style:family="text">
      <style:text-properties fo:color="#ff0000" fo:font-size="12pt" fo:language="ca" fo:country="ES" style:font-size-asian="12pt" style:font-size-complex="12pt"/>
    </style:style>
    <style:style style:name="T7" style:family="text">
      <style:text-properties fo:color="#000000" style:font-name="Calibri" fo:font-size="12pt" fo:language="ca" fo:country="ES" style:font-name-asian="Calibri1" style:font-size-asian="12pt" style:font-name-complex="Calibri1" style:font-size-complex="12pt"/>
    </style:style>
    <style:style style:name="T8" style:family="text">
      <style:text-properties style:text-underline-style="solid" style:text-underline-width="auto" style:text-underline-color="font-color"/>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2">Informe del projecte UP</text:span></text:p>
      <text:p text:style-name="P3"/>
      <text:p text:style-name="P3"/>
      <text:p text:style-name="P2"><text:span text:style-name="T1">1. </text:span><text:span text:style-name="T5">Expliqueu com us heu repartit la feina en el grup (tots heu fet de tot, us heu repartit documents, etc.). Sigueu tan precisos com sigui possible.</text:span></text:p>
      <text:p text:style-name="P8"/>
      <text:p text:style-name="P2"><text:span text:style-name="T1">En aquest projecte UP, cada membre del grup ha editat més d'un document, la feina a fer s'anava repartint cada setmana depenent de la feina realitzada la setmana anterior, per a intentar compensar la càrrega i que cada membre del grup realitzes una feina semblant a la dels altres membres del grup.</text:span></text:p>
      <text:p text:style-name="P8"/>
      <text:p text:style-name="P4"/>
      <text:p text:style-name="P2"><text:span text:style-name="T1">2. </text:span><text:span text:style-name="T5">Estimeu el percentatge de treball de cada membre del grup sobre el total. </text:span></text:p>
      <text:p text:style-name="P1"><text:span text:style-name="T5">a) En cas de consens entre tots vosaltres, simplement escriviu el percentatge.</text:span></text:p>
      <text:p text:style-name="P1"><text:span text:style-name="T5">b) En cas que no hi hagi consens, cada membre escriu la seva percepció del percentatge de cadascú.</text:span></text:p>
      <text:p text:style-name="P1"><text:span text:style-name="T5">En qualsevol cas, aquests percentatges que declareu no es podran canviar a posteriori.</text:span><text:bookmark text:name="_GoBack"/></text:p>
      <text:p text:style-name="P7"/>
      <text:p text:style-name="P1"><text:span text:style-name="T1">Apròximadament tots els membres del grup hem realitzat el mateix percentatge de feina en el projecte :</text:span></text:p>
      <text:p text:style-name="P1"><text:span text:style-name="T1"><text:tab/>Oriol Saborido : 25%</text:span></text:p>
      <text:p text:style-name="P1"><text:span text:style-name="T1"><text:tab/>Raúl Gómez : 25%</text:span></text:p>
      <text:p text:style-name="P1"><text:span text:style-name="T1"><text:tab/>Carlota Catot : 25%</text:span></text:p>
      <text:p text:style-name="P1"><text:span text:style-name="T1"><text:tab/>Gerard Esteve : 25%</text:span></text:p>
      <text:p text:style-name="P4"/>
      <text:p text:style-name="P2"><text:span text:style-name="T1">3. </text:span><text:span text:style-name="T5">Expliqueu quina metodologia de treball col·laboratiu heu usat (reunions presencials? eines software? skype?…).</text:span></text:p>
      <text:p text:style-name="P8"/>
      <text:p text:style-name="P2"><text:span text:style-name="T1">Com a metodologia de treball col·lectiu hem utilitzat Skype quan surgia qualsevol dubte en el projecte i una quedada a la propia universitat cada 2 dilluns per a comentar el projecte i el camí a seguir.</text:span></text:p>
      <text:p text:style-name="P4"/>
      <text:p text:style-name="P2"><text:span text:style-name="T1">4. </text:span><text:span text:style-name="T5">Expliqueu breument com heu considerat les dues competències transversals de l’assignatura (competència G1.3 i competència G2.2).</text:span></text:p>
      <text:p text:style-name="P9"/>
      <text:p text:style-name="P2"><text:span text:style-name="T7">G1.3 , ser resolutiu : després de realitzar un estudi de mercat , vam veure que a les universitats havia poca relació fora de la pròpia universitat dels estudiants estrangers i els estudiants locsals, per tant es va decidir realitzar una aplicació per a relacionar estudiants estrangers amb els estudiants locals mitjançant el comerç i oci de la propia ciutat.</text:span></text:p>
      <text:p text:style-name="P10"/>
      <text:p text:style-name="P2"><text:span text:style-name="T7">G2.2 , (sostenibilitat, codis deontològics, llegislació) : en aquest projecte hem tingut en compte , mitjançant un requisit no funcional , consumir el mínim de bateria i de dades d'internet del dispositiu que utilitzi la nostra aplicació.</text:span></text:p>
      <text:p text:style-name="P10"/>
      <text:p text:style-name="P10"/>
      <text:p text:style-name="P11"/>
      <text:p text:style-name="P4"/>
      <text:p text:style-name="P2"><text:soft-page-break/><text:span text:style-name="T1">5. </text:span><text:span text:style-name="T5">Expliqueu quines dificultats heu trobat en el desenvolupament del projecte.</text:span></text:p>
      <text:p text:style-name="P4"/>
      <text:p text:style-name="P2"><text:span text:style-name="T3">Les dificultats que hem trobat a l'hora de desenvolupar el projecte van trobar-se a l'inici del projecte, ja que havia discrepàncies sobre quin camí i com organitzar el projecte degut a la diversitat d'opinió de tots els membres del grup, a més a més, al ser el nostre primer projecte UP hem tingut certes dificultats al entendre alguns conceptes, com pot ser la previsió financera o el pla de fase.</text:span></text:p>
      <text:p text:style-name="P4"/>
      <text:p text:style-name="P4"/>
      <text:p text:style-name="P4"/>
      <text:p text:style-name="P2"><text:span text:style-name="T1">6. </text:span><text:span text:style-name="T5">Expliqueu l’aspecte que us ha agradat més i el que us ha agradat menys del projecte.</text:span></text:p>
      <text:p text:style-name="P4"/>
      <text:p text:style-name="P2"><text:span text:style-name="T3">L'aspecte que més ens ha agradat del projecte ha estat el situar-nos com a emprenedors i haver de pensar en els aspectes d'una aplicació que pogués existir en el món real, també ens ha permés practicar amb Git, una eina que és important dominar per al dia a dia.</text:span></text:p>
      <text:p text:style-name="P2"><text:span text:style-name="T3">L'aspecte que menys ens ha agradat del projecte ha estat la falta d'exemples a l'hora de realitzar les prediccions econòmiques ja que eren una mica difícils d'imaginar i un solapament d'alguns aspectes amb ER.</text:span></text:p>
      <text:p text:style-name="P4"/>
      <text:p text:style-name="P2"><text:bookmark text:name="h.gjdgxs"/><text:span text:style-name="T1">7. </text:span><text:span text:style-name="T5">Valoreu l’aspecte del vostre projecte que penseu que us ha quedat millor, i l’aspecte del què esteu menys satisfets amb la vostra feina.</text:span></text:p>
      <text:p text:style-name="P5"/>
      <text:p text:style-name="P6"><text:span text:style-name="T3">L'aspecte que ens ha quedat millor ha estat el dels mock-ups i l'aspecte del què estem menys satisfets és el pla de fases , en concret la distribució dels casos d'ús per fases, ja que al no tindre experiència en la distribució, va quedar poc equitati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orphans="2" fo:widows="2" style:writing-mode="lr-tb"/>
      <style:text-properties fo:color="#000000" style:font-name="Arial1" style:font-name-asian="Arial2" style:language-asian="es" style:country-asian="ES"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lors Costal</meta:initial-creator>
    <meta:editing-cycles>2</meta:editing-cycles>
    <meta:print-date>2016-04-06T10:21:00</meta:print-date>
    <meta:creation-date>2016-10-28T15:14:00</meta:creation-date>
    <dc:date>2016-10-28T17:22:47.98</dc:date>
    <meta:editing-duration>PT1S</meta:editing-duration>
    <meta:generator>OpenOffice/4.1.1$Win32 OpenOffice.org_project/411m6$Build-9775</meta:generator>
    <meta:document-statistic meta:table-count="0" meta:image-count="0" meta:object-count="0" meta:page-count="2" meta:paragraph-count="24" meta:word-count="588" meta:character-count="34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